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Memory Hogs</text:p>
      <text:p text:style-name="P1"><text:span text:style-name="T1"/></text:p>
      <text:p text:style-name="P1"><text:span text:style-name="T1">checkout the eclipse plugin chrono (comercial plugin)</text:span></text:p>
      <text:p text:style-name="P1"><text:span text:style-name="T1"/></text:p>
      <text:p text:style-name="P1"><text:span text:style-name="T1">checkout tuesday night bytecode discussion</text:span></text:p>
      <text:p text:style-name="P1"><text:span text:style-name="T1"/></text:p>
      <text:p text:style-name="P1"><text:span text:style-name="T1"/></text:p>
      <text:p text:style-name="P1"><text:span text:style-name="T1">using less memory means the gc is used less which means the app is more responsive because it's not freezing to run the gc.</text:span></text:p>
      <text:p text:style-name="P1"><text:span text:style-name="T1"/></text:p>
      <text:p text:style-name="P1"><text:span text:style-name="T1">Joverflow app to help analyze heap dumps, see con2769 from javaone 2012</text:span></text:p>
      <text:p text:style-name="P1"><text:span text:style-name="T1"/></text:p>
      <text:p text:style-name="P1">Strings<text:span text:style-name="T1">:</text:span></text:p>
      <text:p text:style-name="P1"><text:span text:style-name="T1">constant strings are stored with String.intern() less memory will be used storing strings in this table. Don't use it in performance critical code because it does have a slight performance hit.</text:span></text:p>
      <text:p text:style-name="P1"><text:span text:style-name="T1"/></text:p>
      <text:p text:style-name="P1">Arrays:</text:p>
      <text:p text:style-name="P1"><text:span text:style-name="T1">we are we using mostly empty object and other non-primitive class arrays</text:span></text:p>
      <text:p text:style-name="P1"><text:span text:style-name="T1">use directbytebuffers for I/O buffers instead of byte[], this would avoid having to copy the data when doing io operations.</text:span></text:p>
      <text:p text:style-name="P1"><text:span text:style-name="T1">Empty arrays, be lazy, these waste 20 mb in his tests</text:span></text:p>
      <text:p text:style-name="P1"><text:span text:style-name="T1">also don't oversize arrays, </text:span></text:p>
      <text:p text:style-name="P1"><text:span text:style-name="T1"/></text:p>
      <text:p text:style-name="P1">Collections: </text:p>
      <text:p text:style-name="P1"><text:span text:style-name="T1">we might be overusing collections since 20% of the heap is used on just collection meta-data</text:span></text:p>
      <text:p text:style-name="P1"><text:span text:style-name="T1">lazily load collections. You get performance boosts for making variables final but if the value isn't used you waste memory. So there is a tradeoff between making things final and managing the memory.</text:span></text:p>
      <text:p text:style-name="P1"><text:span text:style-name="T1">Some collections like hashmap and concurrent hashmap have been optimized in 7u40 and 8</text:span></text:p>
      <text:p text:style-name="P1"><text:span text:style-name="T1">don't use hashTable, it's an artifact from 1.4, use concurrent hash map instead</text:span></text:p>
      <text:p text:style-name="P1"><text:span text:style-name="T1"/></text:p>
      <text:p text:style-name="P1"><text:span text:style-name="T1">rarely used fields:</text:span></text:p>
      <text:p text:style-name="P1"><text:span text:style-name="T1">%7 of the heap is wasted with classes that don't use some fields more than %10 of the time.</text:span></text:p>
      <text:p text:style-name="P1"><text:span text:style-name="T1"/></text:p>
      <text:p text:style-name="P1"><text:span text:style-name="T1">Think about using shorts and bytes instead of just always using longs and int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0M15S</meta:editing-duration>
    <meta:editing-cycles>17</meta:editing-cycles>
    <meta:generator>OpenOffice.org/3.4.1$Win32 OpenOffice.org_project/341m1$Build-9593</meta:generator>
    <dc:date>2013-09-26T16:14:23.26</dc:date>
    <meta:document-statistic meta:table-count="0" meta:image-count="0" meta:object-count="0" meta:page-count="2" meta:paragraph-count="20" meta:word-count="244" meta:character-count="1447"/>
    <meta:user-defined meta:name="Info 1"/>
    <meta:user-defined meta:name="Info 2"/>
    <meta:user-defined meta:name="Info 3"/>
    <meta:user-defined meta:name="Info 4"/>
  </office:meta>
</office:document-meta>
</file>